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7.947cm" svg:height="9.77cm" svg:x="7.238cm" svg:y="0.54cm">
            <draw:object draw:notify-on-update-of-ranges="Sheet1.B1:Sheet1.B25 Sheet1.C1:Sheet1.C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float" office:value="56.26">
            <text:p>56.26</text:p>
          </table:table-cell>
          <table:table-cell office:value-type="float" office:value="22.5">
            <text:p>22.5</text:p>
          </table:table-cell>
        </table:table-row>
        <table:table-row table:style-name="ro1">
          <table:table-cell/>
          <table:table-cell office:value-type="float" office:value="50.25">
            <text:p>50.25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18.45">
            <text:p>18.45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12.92">
            <text:p>12.92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9.23">
            <text:p>9.23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7.2">
            <text:p>7.2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float" office:value="5.41">
            <text:p>5.41</text:p>
          </table:table-cell>
          <table:table-cell office:value-type="float" office:value="90">
            <text:p>90</text:p>
          </table:table-cell>
        </table:table-row>
        <table:table-row table:style-name="ro1">
          <table:table-cell/>
          <table:table-cell office:value-type="float" office:value="3.855">
            <text:p>3.85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float" office:value="2.91">
            <text:p>2.9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/>
          <table:table-cell office:value-type="float" office:value="2.229">
            <text:p>2.229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/>
          <table:table-cell office:value-type="float" office:value="1.703">
            <text:p>1.70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float" office:value="1.322">
            <text:p>1.322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/>
          <table:table-cell office:value-type="float" office:value="1.08">
            <text:p>1.08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/>
          <table:table-cell office:value-type="float" office:value="0.848">
            <text:p>0.848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/>
          <table:table-cell office:value-type="float" office:value="0.699">
            <text:p>0.699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float" office:value="0.626">
            <text:p>0.626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/>
          <table:table-cell office:value-type="float" office:value="0.57">
            <text:p>0.57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/>
          <table:table-cell office:value-type="float" office:value="0.504">
            <text:p>0.504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/>
          <table:table-cell office:value-type="float" office:value="0.47">
            <text:p>0.47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/>
          <table:table-cell office:value-type="float" office:value="0.42">
            <text:p>0.42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/>
          <table:table-cell office:value-type="float" office:value="0.394">
            <text:p>0.394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/>
          <table:table-cell office:value-type="float" office:value="0.348">
            <text:p>0.348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/>
          <table:table-cell office:value-type="float" office:value="0.322">
            <text:p>0.322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/>
          <table:table-cell office:value-type="float" office:value="0.285">
            <text:p>0.285</text:p>
          </table:table-cell>
          <table:table-cell office:value-type="float" office:value="220">
            <text:p>2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Shotton</meta:initial-creator>
    <meta:creation-date>2013-06-24T13:39:20</meta:creation-date>
    <dc:date>2013-06-24T13:44:51</dc:date>
    <dc:creator>Matthew Shotton</dc:creator>
    <meta:editing-duration>P0D</meta:editing-duration>
    <meta:editing-cycles>1</meta:editing-cycles>
    <meta:document-statistic meta:table-count="1" meta:cell-count="50" meta:object-count="1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7.948cm" svg:height="9.771cm" xlink:href=".." xlink:type="simple" chart:class="chart:scatter" chart:style-name="ch1">
        <chart:plot-area chart:style-name="ch2" table:cell-range-address="Sheet1.B1:Sheet1.C25" svg:x="0.808cm" svg:y="0.915cm" svg:width="16.424cm" svg:height="8.241cm">
          <chartooo:coordinate-region svg:x="1.615cm" svg:y="1.114cm" svg:width="15.43cm" svg:height="7.39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1:Sheet1.C25" chart:class="chart:scatter">
            <chart:domain table:cell-range-address="Sheet1.B1:Sheet1.B25"/>
            <chart:data-point chart:repeated="2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.26">
                <text:p>56.26</text:p>
                <draw:g>
                  <svg:desc>Sheet1.B1:Sheet1.B25</svg:desc>
                </draw:g>
              </table:table-cell>
              <table:table-cell office:value-type="float" office:value="22.5">
                <text:p>22.5</text:p>
                <draw:g>
                  <svg:desc>Sheet1.C1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25">
                <text:p>50.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45">
                <text:p>18.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92">
                <text:p>12.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23">
                <text:p>9.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">
                <text:p>7.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41">
                <text:p>5.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55">
                <text:p>3.8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1">
                <text:p>2.9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29">
                <text:p>2.22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03">
                <text:p>1.70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22">
                <text:p>1.32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8">
                <text:p>1.0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48">
                <text:p>0.84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9">
                <text:p>0.69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26">
                <text:p>0.6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7">
                <text:p>0.5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4">
                <text:p>0.50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">
                <text:p>0.4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2">
                <text:p>0.4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94">
                <text:p>0.39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8">
                <text:p>0.34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22">
                <text:p>0.32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5">
                <text:p>0.285</text:p>
              </table:table-cell>
              <table:table-cell office:value-type="float" office:value="220">
                <text:p>2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